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eeZee" svg:font-family="ABeeZee, arial, sans-serif"/>
    <style:font-face style:name="Noto Sans Devanagari1" svg:font-family="'Noto Sans Devanagari'" style:font-family-generic="swiss"/>
    <style:font-face style:name="PT Sans" svg:font-family="'PT Sans'" style:font-family-generic="swiss"/>
    <style:font-face style:name="PT Astra Serif" svg:font-family="'PT Astra Serif'" style:font-family-generic="roman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499cm" loext:contextual-spacing="false" fo:text-align="justify" style:justify-single-word="false" fo:orphans="2" fo:widows="2" fo:text-indent="0cm" style:auto-text-indent="false"/>
      <style:text-properties style:font-name="PT Astra Serif"/>
    </style:style>
    <style:style style:name="P2" style:family="paragraph" style:parent-style-name="Text_20_body">
      <style:paragraph-properties fo:margin-left="0cm" fo:margin-right="0cm" fo:margin-top="0cm" fo:margin-bottom="0.661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PT Astra Serif" fo:font-size="12pt" fo:letter-spacing="normal" fo:font-style="normal" fo:font-weight="normal"/>
    </style:style>
    <style:style style:name="T1" style:family="text">
      <style:text-properties fo:font-variant="normal" fo:text-transform="none" fo:color="#000000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Степан Алексеевич недавно приобрел магазин и решил посвятить его продаже животных. Начал он с декоративных собак, потому что они уже у него были. Степан Алексеевич купил для них просторные вольеры. В случае если он пускает в каждый вольер по одной собачке, то одна останется без домика. А если он расположит в каждом вольере по две собаки, то один вольер будет пуст. Сколько же вольеров купил Степан Алексеевич, и сколько у него было собачек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eeZee" svg:font-family="ABeeZee, arial, sans-serif"/>
    <style:font-face style:name="Noto Sans Devanagari1" svg:font-family="'Noto Sans Devanagari'" style:font-family-generic="swiss"/>
    <style:font-face style:name="PT Sans" svg:font-family="'PT Sans'" style:font-family-generic="swiss"/>
    <style:font-face style:name="PT Astra Serif" svg:font-family="'PT Astra Serif'" style:font-family-generic="roman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PT Sans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T Sans" fo:font-size="12pt" fo:language="ru" fo:country="RU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PT Sans" fo:font-family="'PT Sans'" style:font-family-generic="swiss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PT Sans" fo:font-family="'PT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PT Sans" fo:font-family="'PT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Sans" fo:font-family="'PT Sans'" style:font-family-generic="swiss"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20:45:33.303249923</meta:creation-date>
    <dc:date>2019-03-08T20:48:06.502816559</dc:date>
    <meta:editing-duration>PT2M33S</meta:editing-duration>
    <meta:editing-cycles>2</meta:editing-cycles>
    <meta:generator>LibreOffice/6.1.3.2$Linux_X86_64 LibreOffice_project/10$Build-2</meta:generator>
    <meta:print-date>2019-03-08T20:47:03.656898461</meta:print-date>
    <meta:document-statistic meta:table-count="0" meta:image-count="0" meta:object-count="0" meta:page-count="1" meta:paragraph-count="1" meta:word-count="73" meta:character-count="442" meta:non-whitespace-character-count="370"/>
  </office:meta>
</office:document-meta>
</file>